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.446cm"/>
    </style:style>
    <style:style style:name="gr4" style:family="graphic" style:parent-style-name="standard">
      <style:graphic-properties draw:stroke="none" draw:fill="none" fo:min-height="4.268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01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9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cm" svg:height="4.517cm" svg:x="19.558cm" svg:y="2.29cm">
          <draw:text-box>
            <text:p>mypi3-11</text:p>
            <text:p>RPi3B+</text:p>
            <text:p>192.168.1.215</text:p>
            <text:p>10.0.5.2</text:p>
            <text:p>pmoduart</text:p>
            <text:p><text:span text:style-name="T1">/dev</text:span>/ttyUSB0</text:p>
          </draw:text-box>
        </draw:frame>
        <draw:frame draw:style-name="gr2" draw:text-style-name="P2" draw:layer="layout" svg:width="4.826cm" svg:height="4.517cm" svg:x="5.08cm" svg:y="2.286cm">
          <draw:text-box>
            <text:p>mypi3-1 </text:p>
            <text:p>pi-zero</text:p>
            <text:p>192.168.1.235</text:p>
            <text:p>10.0.5.1</text:p>
            <text:p>FTDI</text:p>
            <text:p><text:span text:style-name="T1">/dev</text:span>/ttyUSB0</text:p>
          </draw:text-box>
        </draw:frame>
        <draw:frame draw:style-name="gr3" draw:text-style-name="P1" draw:layer="layout" svg:width="1.946cm" svg:height="4.517cm" svg:x="5.334cm" svg:y="6.604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frame draw:style-name="gr4" draw:text-style-name="P2" draw:layer="layout" svg:width="1.946cm" svg:height="4.518cm" svg:x="19.083cm" svg:y="6.837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line draw:style-name="gr5" draw:text-style-name="P3" draw:layer="layout" svg:x1="7.28cm" svg:y1="7.874cm" svg:x2="11.43cm" svg:y2="7.874cm">
          <text:p/>
        </draw:line>
        <draw:line draw:style-name="gr5" draw:text-style-name="P3" draw:layer="layout" svg:x1="7.28cm" svg:y1="8.474cm" svg:x2="11.43cm" svg:y2="8.474cm">
          <text:p/>
        </draw:line>
        <draw:line draw:style-name="gr5" draw:text-style-name="P3" draw:layer="layout" svg:x1="14.58cm" svg:y1="7.974cm" svg:x2="18.73cm" svg:y2="7.974cm">
          <text:p/>
        </draw:line>
        <draw:line draw:style-name="gr6" draw:text-style-name="P3" draw:layer="layout" svg:x1="14.48cm" svg:y1="8.674cm" svg:x2="18.63cm" svg:y2="8.674cm">
          <text:p text:style-name="P4"><text:s/></text:p>
        </draw:line>
        <draw:line draw:style-name="gr5" draw:text-style-name="P3" draw:layer="layout" svg:x1="7.28cm" svg:y1="10.768cm" svg:x2="19.083cm" svg:y2="10.768cm">
          <text:p/>
        </draw:line>
        <draw:line draw:style-name="gr5" draw:text-style-name="P3" draw:layer="layout" svg:x1="11.43cm" svg:y1="7.874cm" svg:x2="14.48cm" svg:y2="8.674cm">
          <text:p/>
        </draw:line>
        <draw:line draw:style-name="gr5" draw:text-style-name="P3" draw:layer="layout" svg:x1="14.58cm" svg:y1="7.974cm" svg:x2="11.43cm" svg:y2="8.474cm">
          <text:p/>
        </draw:line>
        <draw:frame draw:style-name="gr7" draw:text-style-name="P1" draw:layer="layout" svg:width="8.901cm" svg:height="1.673cm" svg:x="5.388cm" svg:y="11.938cm">
          <draw:text-box>
            <text:p>sudo stty -F /dev/ttyUSB0 raw</text:p>
            <text:p>sudo stty -F /dev/ttyUSB0 -a</text:p>
          </draw:text-box>
        </draw:frame>
        <draw:frame draw:style-name="gr8" draw:text-style-name="P2" draw:layer="layout" svg:width="28.04cm" svg:height="1.674cm" svg:x="-0.04cm" svg:y="0.612cm">
          <draw:text-box>
            <text:p>sudo pppd /dev/ttyUSB0 230400 10.0.5.2:10.0.5.1 noauth local debug dump defaultroute nocrtscts persist maxfail 0 holdoff 1</text:p>
          </draw:text-box>
        </draw:frame>
        <draw:frame draw:style-name="gr8" draw:text-style-name="P2" draw:layer="layout" svg:width="8.901cm" svg:height="1.674cm" svg:x="18.706cm" svg:y="11.959cm">
          <draw:text-box>
            <text:p>sudo stty -F /dev/ttyUSB0 raw</text:p>
            <text:p>sudo stty -F /dev/ttyUSB0 -a</text:p>
          </draw:text-box>
        </draw:frame>
        <draw:frame draw:style-name="gr9" draw:text-style-name="P1" draw:layer="layout" svg:width="4.071cm" svg:height="0.962cm" svg:x="0.398cm" svg:y="13.97cm">
          <draw:text-box>
            <text:p>&lt;loc&gt;:&lt;rem&gt;</text:p>
          </draw:text-box>
        </draw:frame>
        <draw:frame draw:style-name="gr10" draw:text-style-name="P1" draw:layer="layout" svg:width="3.059cm" svg:height="0.962cm" svg:x="13.208cm" svg:y="14.478cm">
          <draw:text-box>
            <text:p>mypi3-11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08cm" svg:height="4.517cm" svg:x="19.558cm" svg:y="2.29cm">
          <draw:text-box>
            <text:p>mypi3-11</text:p>
            <text:p>RPi3B+</text:p>
            <text:p>192.168.1.215</text:p>
            <text:p>10.0.5.2</text:p>
            <text:p>pmoduart</text:p>
            <text:p><text:span text:style-name="T1">/dev</text:span>/ttyUSB0</text:p>
          </draw:text-box>
        </draw:frame>
        <draw:frame draw:style-name="gr2" draw:text-style-name="P2" draw:layer="layout" svg:width="4.826cm" svg:height="4.517cm" svg:x="5.08cm" svg:y="2.286cm">
          <draw:text-box>
            <text:p>mypi3-1 </text:p>
            <text:p>pi-zero</text:p>
            <text:p>192.168.1.235</text:p>
            <text:p>10.0.5.1</text:p>
            <text:p>FTDI</text:p>
            <text:p><text:span text:style-name="T1">/dev</text:span>/ttyUSB0</text:p>
          </draw:text-box>
        </draw:frame>
        <draw:frame draw:style-name="gr3" draw:text-style-name="P1" draw:layer="layout" svg:width="1.946cm" svg:height="4.517cm" svg:x="5.334cm" svg:y="6.604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frame draw:style-name="gr4" draw:text-style-name="P2" draw:layer="layout" svg:width="1.946cm" svg:height="4.518cm" svg:x="19.083cm" svg:y="6.837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line draw:style-name="gr5" draw:text-style-name="P3" draw:layer="layout" svg:x1="7.28cm" svg:y1="7.874cm" svg:x2="11.43cm" svg:y2="7.874cm">
          <text:p/>
        </draw:line>
        <draw:line draw:style-name="gr5" draw:text-style-name="P3" draw:layer="layout" svg:x1="7.28cm" svg:y1="8.474cm" svg:x2="11.43cm" svg:y2="8.474cm">
          <text:p/>
        </draw:line>
        <draw:line draw:style-name="gr5" draw:text-style-name="P3" draw:layer="layout" svg:x1="14.58cm" svg:y1="7.974cm" svg:x2="18.73cm" svg:y2="7.974cm">
          <text:p/>
        </draw:line>
        <draw:line draw:style-name="gr6" draw:text-style-name="P3" draw:layer="layout" svg:x1="14.48cm" svg:y1="8.674cm" svg:x2="18.63cm" svg:y2="8.674cm">
          <text:p text:style-name="P4"><text:s/></text:p>
        </draw:line>
        <draw:line draw:style-name="gr5" draw:text-style-name="P3" draw:layer="layout" svg:x1="7.28cm" svg:y1="10.768cm" svg:x2="19.083cm" svg:y2="10.768cm">
          <text:p/>
        </draw:line>
        <draw:line draw:style-name="gr5" draw:text-style-name="P3" draw:layer="layout" svg:x1="11.43cm" svg:y1="7.874cm" svg:x2="14.48cm" svg:y2="8.674cm">
          <text:p/>
        </draw:line>
        <draw:line draw:style-name="gr5" draw:text-style-name="P3" draw:layer="layout" svg:x1="14.58cm" svg:y1="7.974cm" svg:x2="11.43cm" svg:y2="8.474cm">
          <text:p/>
        </draw:line>
        <draw:frame draw:style-name="gr7" draw:text-style-name="P1" draw:layer="layout" svg:width="8.901cm" svg:height="1.673cm" svg:x="5.388cm" svg:y="11.938cm">
          <draw:text-box>
            <text:p>sudo stty -F /dev/ttyUSB0 raw</text:p>
            <text:p>sudo stty -F /dev/ttyUSB0 -a</text:p>
          </draw:text-box>
        </draw:frame>
        <draw:frame draw:style-name="gr8" draw:text-style-name="P2" draw:layer="layout" svg:width="28.04cm" svg:height="1.674cm" svg:x="-0.04cm" svg:y="0.612cm">
          <draw:text-box>
            <text:p>sudo pppd /dev/ttyUSB0 230400 10.0.5.1:10.0.5.2 noauth local debug dump defaultroute nocrtscts persist maxfail 0 holdoff 1</text:p>
          </draw:text-box>
        </draw:frame>
        <draw:frame draw:style-name="gr8" draw:text-style-name="P2" draw:layer="layout" svg:width="8.901cm" svg:height="1.674cm" svg:x="18.706cm" svg:y="11.959cm">
          <draw:text-box>
            <text:p>sudo stty -F /dev/ttyUSB0 raw</text:p>
            <text:p>sudo stty -F /dev/ttyUSB0 -a</text:p>
          </draw:text-box>
        </draw:frame>
        <draw:frame draw:style-name="gr9" draw:text-style-name="P1" draw:layer="layout" svg:width="4.071cm" svg:height="0.962cm" svg:x="0.398cm" svg:y="13.97cm">
          <draw:text-box>
            <text:p>&lt;loc&gt;:&lt;rem&gt;</text:p>
          </draw:text-box>
        </draw:frame>
        <draw:frame draw:style-name="gr12" draw:text-style-name="P2" draw:layer="layout" svg:width="3.059cm" svg:height="0.963cm" svg:x="12.527cm" svg:y="14.015cm">
          <draw:text-box>
            <text:p>mypi3-11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31:33.363764687</meta:creation-date>
    <dc:date>2020-03-15T15:19:39.228318869</dc:date>
    <meta:editing-duration>PT50M40S</meta:editing-duration>
    <meta:editing-cycles>9</meta:editing-cycles>
    <meta:generator>LibreOffice/6.1.5.2$Linux_ARM_EABI LibreOffice_project/10$Build-2</meta:generator>
    <meta:document-statistic meta:object-count="57"/>
  </office:meta>
</office:document-meta>
</file>